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u fait avec SRPG Studio</text:p>
      <text:p text:style-name="Standard"><text:a xlink:type="simple" xlink:href="https://www.youtube.com/watch?v=gCsS8_MWvjA&amp;ab_channel=Cottereau" text:style-name="Internet_20_link" text:visited-style-name="Visited_20_Internet_20_Link"/></text:p>
      <text:p text:style-name="Standard"><text:a xlink:type="simple" xlink:href="https://www.youtube.com/watch?v=gCsS8_MWvjA&amp;ab_channel=Cottereau" text:style-name="Internet_20_link" text:visited-style-name="Visited_20_Internet_20_Link">Top 500 des Meilleurs Généraux de l'Histoire - Partie 4 - YouTube</text:a> </text:p>
      <text:p text:style-name="Standard">Godefroy de Bouillon, général 328, 5 bataille gagné</text:p>
      <text:p text:style-name="Standard"/>
      <text:p text:style-name="Standard"><text:a xlink:type="simple" xlink:href="https://www.youtube.com/watch?v=VkjhVuILYhY&amp;ab_channel=ChaîneofficielleTVL" text:style-name="Internet_20_link" text:visited-style-name="Visited_20_Internet_20_Link">Godefroy de Bouillon, premier héros des croisades - La Petite Histoire - TVL - YouTube</text:a> </text:p>
      <text:p text:style-name="Standard"><text:a xlink:type="simple" xlink:href="https://fr.wikipedia.org/wiki/Godefroy_de_Bouillon" text:style-name="Internet_20_link" text:visited-style-name="Visited_20_Internet_20_Link">Godefroy de Bouillon — Wikipédia (wikipedia.org)</text:a> </text:p>
      <text:p text:style-name="Standard"/>
      <text:p text:style-name="Standard">fratrie de godefroy de bouillon :</text:p>
      <text:p text:style-name="Standard"><text:a xlink:type="simple" xlink:href="https://fr.wikipedia.org/wiki/Eustache_III_de_Boulogne" text:style-name="Internet_20_link" text:visited-style-name="Visited_20_Internet_20_Link">Eustache III de Boulogne — Wikipédia (wikipedia.org)</text:a> </text:p>
      <text:p text:style-name="Standard">a gagné 4 bataille :<text:a xlink:type="simple" xlink:href="https://www.youtube.com/watch?v=2P0RFIIh2s0&amp;ab_channel=Cottereau" text:style-name="Internet_20_link" text:visited-style-name="Visited_20_Internet_20_Link">Top 500 des Meilleurs Généraux de l'Histoire - Partie 5 - YouTube</text:a> </text:p>
      <text:p text:style-name="Standard"/>
      <text:p text:style-name="Standard"><text:a xlink:type="simple" xlink:href="https://fr.wikipedia.org/wiki/Baudouin_Ier_de_Jérusalem" text:style-name="Internet_20_link" text:visited-style-name="Visited_20_Internet_20_Link">Baudouin Ier de Jérusalem — Wikipédia (wikipedia.org)</text:a> </text:p>
      <text:p text:style-name="Standard"/>
      <text:p text:style-name="Standard">allié :</text:p>
      <text:p text:style-name="P1"><text:a xlink:type="simple" xlink:href="https://fr.wikipedia.org/wiki/Bohémond_de_Tarente" text:style-name="Internet_20_link" text:visited-style-name="Visited_20_Internet_20_Link">Bohémond de Tarente — Wikipédia (wikipedia.org)</text:a> </text:p>
      <text:p text:style-name="Standard">a gagné 4 bataille :<text:a xlink:type="simple" xlink:href="https://www.youtube.com/watch?v=2P0RFIIh2s0&amp;ab_channel=Cottereau" text:style-name="Internet_20_link" text:visited-style-name="Visited_20_Internet_20_Link">Top 500 des Meilleurs Généraux de l'Histoire - Partie 5 - YouTube</text:a> </text:p>
      <text:p text:style-name="Standard"/>
      <text:p text:style-name="Standard"><text:a xlink:type="simple" xlink:href="https://fr.wikipedia.org/wiki/Raymond_de_Saint-Gilles" text:style-name="Internet_20_link" text:visited-style-name="Visited_20_Internet_20_Link">Raymond de Saint-Gilles — Wikipédia (wikipedia.org)</text:a> </text:p>
      <text:p text:style-name="Standard">a gagné 4 bataille : <text:a xlink:type="simple" xlink:href="https://www.youtube.com/watch?v=gCsS8_MWvjA&amp;t=192s&amp;ab_channel=Cottereau" text:style-name="Internet_20_link" text:visited-style-name="Visited_20_Internet_20_Link">Top 500 des Meilleurs Généraux de l'Histoire - Partie 4 - YouTube</text:a> </text:p>
      <text:p text:style-name="Standard"/>
      <text:p text:style-name="Standard"><text:a xlink:type="simple" xlink:href="https://fr.wikipedia.org/wiki/Robert_II_de_Flandre" text:style-name="Internet_20_link" text:visited-style-name="Visited_20_Internet_20_Link">Robert II de Flandre — Wikipédia (wikipedia.org)</text:a> </text:p>
      <text:p text:style-name="Standard">a gagné 4 bataille : <text:a xlink:type="simple" xlink:href="https://www.youtube.com/watch?v=gCsS8_MWvjA&amp;t=192s&amp;ab_channel=Cottereau" text:style-name="Internet_20_link" text:visited-style-name="Visited_20_Internet_20_Link">Top 500 des Meilleurs Généraux de l'Histoire - Partie 4 - YouTube</text:a> </text:p>
      <text:p text:style-name="Standard"/>
      <text:p text:style-name="Standard"/>
      <text:p text:style-name="Standard"><text:a xlink:type="simple" xlink:href="https://fr.wikipedia.org/wiki/Adhémar_de_Monteil" text:style-name="Internet_20_link" text:visited-style-name="Visited_20_Internet_20_Link">Adhémar de Monteil — Wikipédia (wikipedia.org)</text:a> </text:p>
      <text:p text:style-name="Standard"/>
      <text:p text:style-name="Standard"/>
      <text:p text:style-name="Standard"><text:a xlink:type="simple" xlink:href="https://fr.wikipedia.org/wiki/Siège_de_Nicée_(1097)" text:style-name="Internet_20_link" text:visited-style-name="Visited_20_Internet_20_Link">Siège de Nicée (1097) — Wikipédia (wikipedia.org)</text:a> <text:s/>14mai au 19 juin 1097</text:p>
      <text:p text:style-name="Standard">victoire</text:p>
      <text:p text:style-name="Standard">allié : Raymond de Saint-Gilles</text:p>
      <text:p text:style-name="Standard">Bohémond de Tarente</text:p>
      <text:p text:style-name="Standard"/>
      <text:p text:style-name="Standard"/>
      <text:p text:style-name="Standard"><text:a xlink:type="simple" xlink:href="https://fr.wikipedia.org/wiki/Bataille_de_Dorylée_(1097)" text:style-name="Internet_20_link" text:visited-style-name="Visited_20_Internet_20_Link">Bataille de Dorylée (1097) — Wikipédia (wikipedia.org)</text:a> <text:s/>1 juillet 1097</text:p>
      <text:p text:style-name="Standard">victoire</text:p>
      <text:p text:style-name="Standard">allié :</text:p>
      <text:p text:style-name="Standard">Bohémond de Tarente</text:p>
      <text:p text:style-name="Standard">Adhémar de Monteil(meurt à Antioche)</text:p>
      <text:p text:style-name="Standard">Raymond de Saint-Gilles</text:p>
      <text:p text:style-name="Standard"/>
      <text:p text:style-name="Standard"><text:a xlink:type="simple" xlink:href="https://fr.wikipedia.org/wiki/Siège_d%27Antioche" text:style-name="Internet_20_link" text:visited-style-name="Visited_20_Internet_20_Link">Siège d'Antioche — Wikipédia (wikipedia.org)</text:a> <text:s text:c="2"/>21 octobre 1097 au 2 juin 1098</text:p>
      <text:p text:style-name="Standard">victoire</text:p>
      <text:p text:style-name="Standard">allié :</text:p>
      <text:p text:style-name="Standard">Raymond de Saint-Gilles</text:p>
      <text:p text:style-name="Standard">Bohémond de Tarente(restent à Antioche)</text:p>
      <text:p text:style-name="Standard">Adhémar de Monteil(meurt à Antioche)</text:p>
      <text:p text:style-name="Standard"/>
      <text:p text:style-name="Standard"/>
      <text:p text:style-name="Standard"/>
      <text:p text:style-name="Standard"/>
      <text:p text:style-name="Standard"><text:a xlink:type="simple" xlink:href="https://fr.wikipedia.org/wiki/Siège_de_Jérusalem_(1099)" text:style-name="Internet_20_link" text:visited-style-name="Visited_20_Internet_20_Link">Siège de Jérusalem (1099) — Wikipédia (wikipedia.org)</text:a> 7 juin au 15 juin 1099</text:p>
      <text:p text:style-name="Standard"><text:soft-page-break/>victoire</text:p>
      <text:p text:style-name="Standard">allié :</text:p>
      <text:p text:style-name="Standard">Raymond de Saint-Gilles</text:p>
      <text:p text:style-name="Standard">Robert II de flandre</text:p>
      <text:p text:style-name="Standard"/>
      <text:p text:style-name="Standard"><text:a xlink:type="simple" xlink:href="https://fr.wikipedia.org/wiki/Bataille_d%27Ascalon" text:style-name="Internet_20_link" text:visited-style-name="Visited_20_Internet_20_Link">Bataille d'Ascalon — Wikipédia (wikipedia.org)</text:a> <text:s text:c="2"/>12 août 1099</text:p>
      <text:p text:style-name="Standard">victoire</text:p>
      <text:p text:style-name="Standard">allié :</text:p>
      <text:p text:style-name="Standard">Raymond de Saint-Gilles</text:p>
      <text:p text:style-name="Standard">Robert II de flandre</text:p>
      <text:p text:style-name="Standard"/>
      <text:p text:style-name="Standard"><text:a xlink:type="simple" xlink:href="https://fr.wikipedia.org/wiki/Siège_d%27Arsouf" text:style-name="Internet_20_link" text:visited-style-name="Visited_20_Internet_20_Link">Siège d'Arsouf — Wikipédia (wikipedia.org)</text:a> </text:p>
      <text:p text:style-name="Standard">victoire 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8T21:44:14</meta:creation-date>
    <dc:date>2025-08-02T16:12:36.87</dc:date>
    <meta:editing-duration>PT6H10M47S</meta:editing-duration>
    <meta:editing-cycles>43</meta:editing-cycles>
    <meta:generator>OpenOffice/4.1.14$Win32 OpenOffice.org_project/4114m1$Build-9811</meta:generator>
    <meta:document-statistic meta:table-count="0" meta:image-count="0" meta:object-count="0" meta:page-count="2" meta:paragraph-count="45" meta:word-count="280" meta:character-count="1758"/>
  </office:meta>
</office:document-meta>
</file>